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8E8A860D365F94061.png" manifest:media-type="image/png"/>
  <manifest:file-entry manifest:full-path="Pictures/10000000000004B200000238590DBA7D375E7102.png" manifest:media-type="image/png"/>
  <manifest:file-entry manifest:full-path="Pictures/10000000000004B200000238CD80DF22234BFFFF.png" manifest:media-type="image/png"/>
  <manifest:file-entry manifest:full-path="Pictures/10000000000004B200000358663299E9DE2535BF.png" manifest:media-type="image/png"/>
  <manifest:file-entry manifest:full-path="Pictures/10000000000004B2000002380F2F1F698141DAC9.png" manifest:media-type="image/png"/>
  <manifest:file-entry manifest:full-path="Pictures/10000000000004B2000003732A78A6A4D6E0BC6B.png" manifest:media-type="image/png"/>
  <manifest:file-entry manifest:full-path="Pictures/10000000000004B20000032AC35824D1EC95A35C.png" manifest:media-type="image/png"/>
  <manifest:file-entry manifest:full-path="Pictures/10000000000004B2000004240B40CEC6EE8F8D10.png" manifest:media-type="image/png"/>
  <manifest:file-entry manifest:full-path="Pictures/10000000000004B2000002D24B3068E3EC204E23.png" manifest:media-type="image/png"/>
  <manifest:file-entry manifest:full-path="Pictures/10000000000004B2000001BF0111560E9C38DE3C.png" manifest:media-type="image/png"/>
  <manifest:file-entry manifest:full-path="Pictures/10000000000004B20000035CBD9AD2074B512BF6.png" manifest:media-type="image/png"/>
  <manifest:file-entry manifest:full-path="Pictures/10000000000004B20000037C0CAB3BF790E7A090.png" manifest:media-type="image/png"/>
  <manifest:file-entry manifest:full-path="Pictures/10000000000004B20000035CC6B71627C2B82BCC.png" manifest:media-type="image/png"/>
  <manifest:file-entry manifest:full-path="Pictures/10000000000004B200000424306A852E039DAA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2.037cm" fo:min-width="4.327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545cm" fo:min-width="5.597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13" draw:text-style-name="P1" draw:layer="layout" svg:width="31.802cm" svg:height="23.362cm" svg:x="0cm" svg:y="7.384cm">
          <draw:image xlink:href="Pictures/10000000000004B2000003732A78A6A4D6E0BC6B.png" xlink:type="simple" xlink:show="embed" xlink:actuate="onLoad">
            <text:p/>
          </draw:image>
        </draw:frame>
        <draw:custom-shape draw:style-name="gr26" draw:text-style-name="P3" draw:layer="layout" svg:width="6.35cm" svg:height="2.286cm" svg:x="14.097cm" svg:y="5.588cm">
          <text:p text:style-name="P2">Window Title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4669.62683042041 70693.484914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4.826cm" svg:height="2.286cm" svg:x="32.412cm" svg:y="20.02cm">
          <text:p text:style-name="P2">Fast Scroll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8009.94406463642 37287.6257105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32.331cm" svg:y="14.478cm">
          <text:p text:style-name="P2">Return</text:p>
          <text:p text:style-name="P2">Button</text:p>
          <draw:enhanced-geometry svg:viewBox="0 0 21600 21600" draw:glue-points="10800 0 0 10800 10800 21600 21600 10800 ?f40 ?f41" draw:text-areas="0 0 21600 21600" draw:type="rectangular-callout" draw:modifiers="-8345.5562461156 40469.4540088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6.096cm" svg:height="2.794cm" svg:x="0.762cm" svg:y="18.034cm">
          <text:p text:style-name="P2">Record Title</text:p>
          <text:p text:style-name="P2">=</text:p>
          <text:p text:style-name="P2">Citation Title</text:p>
          <draw:enhanced-geometry svg:viewBox="0 0 21600 21600" draw:glue-points="10800 0 0 10800 10800 21600 21600 10800 ?f40 ?f41" draw:text-areas="0 0 21600 21600" draw:type="rectangular-callout" draw:modifiers="27668.6895194358 -11228.908765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30" draw:text-style-name="P2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20T15:39:21.121181662</dc:date>
    <meta:editing-duration>PT2H9M37S</meta:editing-duration>
    <meta:editing-cycles>23</meta:editing-cycles>
    <meta:generator>LibreOffice/6.0.3.2$Linux_X86_64 LibreOffice_project/00m0$Build-2</meta:generator>
    <meta:document-statistic meta:object-count="54"/>
  </office:meta>
</office:document-meta>
</file>